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</office:font-face-decls>
  <office:automatic-styles>
    <style:style style:name="P1" style:family="paragraph" style:parent-style-name="Standard">
      <style:text-properties style:font-name="Titillium Web Light" style:font-name-asian="Titillium Web Light1" style:font-name-complex="Titillium Web Light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="Titillium Web Light" style:font-name-asian="Titillium Web Light1" style:font-name-complex="Titillium Web Light1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tillium Web Light" style:font-name-asian="Titillium Web Light1" style:font-name-complex="Titillium Web Light1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T2" style:family="text">
      <style:text-properties style:font-name="Titillium Web Light" style:font-name-asian="Titillium Web Light1" style:font-name-complex="Titillium Web Light1"/>
    </style:style>
    <style:style style:name="T3" style:family="text">
      <style:text-properties style:font-name="Titillium Web Light" style:text-underline-style="none" style:font-name-asian="Titillium Web Light1" style:font-name-complex="Titillium Web Ligh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lient development review questionnaire:</text:span></text:p>
      <text:p text:style-name="P1"/>
      <text:list xml:id="list1664367015" text:style-name="WWNum1">
        <text:list-item>
          <text:p text:style-name="P2"><text:span text:style-name="T2">Does the program work as expected throughout a normal work day:</text:span></text:p>
          <text:list>
            <text:list-item>
              <text:p text:style-name="P3"><text:span text:style-name="T2">Yes</text:span></text:p>
            </text:list-item>
            <text:list-item>
              <text:p text:style-name="P3"><text:span text:style-name="T2">Mostly</text:span></text:p>
            </text:list-item>
            <text:list-item>
              <text:p text:style-name="P3"><text:span text:style-name="T2">Somewhat</text:span></text:p>
            </text:list-item>
            <text:list-item>
              <text:p text:style-name="P3"><text:span text:style-name="T2">No (if no please provide an explanation) below: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5"/>
      <text:list xml:id="list110405497097649" text:continue-numbering="true" text:style-name="WWNum1">
        <text:list-item>
          <text:p text:style-name="P2"><text:span text:style-name="T2">Is the program more efficient than using paper copies of data:</text:span></text:p>
          <text:list>
            <text:list-item>
              <text:p text:style-name="P3"><text:span text:style-name="T2">Yes</text:span></text:p>
            </text:list-item>
            <text:list-item>
              <text:p text:style-name="P3"><text:span text:style-name="T2">Mostly</text:span></text:p>
            </text:list-item>
            <text:list-item>
              <text:p text:style-name="P3"><text:span text:style-name="T2">Somewhat</text:span></text:p>
            </text:list-item>
            <text:list-item>
              <text:p text:style-name="P3"><text:span text:style-name="T2">No (if no please provide an explanation) below:</text:span></text:p>
            </text:list-item>
          </text:list>
        </text:list-item>
      </text:list>
      <text:p text:style-name="P4"/>
      <text:p text:style-name="P1"/>
      <text:p text:style-name="P1"/>
      <text:p text:style-name="P1"/>
      <text:list xml:id="list110405652980551" text:continue-numbering="true" text:style-name="WWNum1">
        <text:list-item>
          <text:p text:style-name="P2"><text:span text:style-name="T2">Is the program easy to navigate:</text:span></text:p>
          <text:list>
            <text:list-item>
              <text:p text:style-name="P3"><text:span text:style-name="T2">Yes</text:span></text:p>
            </text:list-item>
            <text:list-item>
              <text:p text:style-name="P3"><text:span text:style-name="T2">Maybe</text:span></text:p>
            </text:list-item>
            <text:list-item>
              <text:p text:style-name="P3"><text:span text:style-name="T2">No (if no please explain why) below:</text:span></text:p>
            </text:list-item>
          </text:list>
        </text:list-item>
      </text:list>
      <text:p text:style-name="P5"><text:soft-page-break/></text:p>
      <text:p text:style-name="P5"/>
      <text:list xml:id="list110403931365023" text:continue-numbering="true" text:style-name="WWNum1">
        <text:list-item>
          <text:p text:style-name="P2"><text:span text:style-name="T2">List three problems, where applicable when using the program.</text:span></text:p>
        </text:list-item>
      </text:list>
      <text:p text:style-name="P6"><text:span text:style-name="T2">1.</text:span></text:p>
      <text:p text:style-name="P6"><text:span text:style-name="T2">2.</text:span></text:p>
      <text:p text:style-name="P6"><text:span text:style-name="T2">3.</text:span></text:p>
      <text:p text:style-name="P1"/>
      <text:list xml:id="list110404756930921" text:continue-numbering="true" text:style-name="WWNum1">
        <text:list-item>
          <text:p text:style-name="P2"><text:span text:style-name="T2">Add any additional comments regarding further improvements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tillium Web Light" fo:font-family="'Titillium Web Light'" style:font-family-generic="roman" style:font-pitch="variable" style:text-underline-style="none"/>
    </style:style>
    <style:style style:name="ListLabel_20_2" style:display-name="ListLabel 2" style:family="text">
      <style:text-properties style:font-name="Titillium Web Light" fo:font-family="'Titillium Web Light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98" meta:character-count="527" meta:non-whitespace-character-count="465"/>
    <meta:generator>LibreOfficeDev/6.0.5.2$Linux_X86_64 LibreOffice_project/</meta:generator>
  </office:meta>
</office:document-meta>
</file>